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>
      <style:text-properties officeooo:rsid="00178872" officeooo:paragraph-rsid="00178872"/>
    </style:style>
    <style:style style:name="P3" style:family="paragraph" style:parent-style-name="Standard">
      <style:text-properties officeooo:rsid="0014f3e5" officeooo:paragraph-rsid="0014f3e5"/>
    </style:style>
    <style:style style:name="P4" style:family="paragraph" style:parent-style-name="Standard">
      <style:text-properties officeooo:rsid="001d7119" officeooo:paragraph-rsid="001d7119"/>
    </style:style>
    <style:style style:name="P5" style:family="paragraph" style:parent-style-name="Standard">
      <style:text-properties officeooo:rsid="001fe709" officeooo:paragraph-rsid="001fe709"/>
    </style:style>
    <style:style style:name="P6" style:family="paragraph" style:parent-style-name="Standard">
      <style:text-properties officeooo:paragraph-rsid="001fe709"/>
    </style:style>
    <style:style style:name="P7" style:family="paragraph" style:parent-style-name="Standard" style:list-style-name="L1">
      <style:text-properties officeooo:rsid="00138c00" officeooo:paragraph-rsid="00138c00"/>
    </style:style>
    <style:style style:name="P8" style:family="paragraph" style:parent-style-name="Standard" style:list-style-name="L1">
      <style:text-properties officeooo:rsid="00178872" officeooo:paragraph-rsid="00178872"/>
    </style:style>
    <style:style style:name="P9" style:family="paragraph" style:parent-style-name="Standard" style:list-style-name="L1">
      <style:text-properties officeooo:rsid="001b59c2" officeooo:paragraph-rsid="001b59c2"/>
    </style:style>
    <style:style style:name="P10" style:family="paragraph" style:parent-style-name="Standard" style:list-style-name="L1">
      <style:text-properties officeooo:rsid="00228edb" officeooo:paragraph-rsid="00228edb"/>
    </style:style>
    <style:style style:name="P11" style:family="paragraph" style:parent-style-name="Standard" style:list-style-name="L2">
      <style:text-properties officeooo:rsid="001d7119" officeooo:paragraph-rsid="001e4c38"/>
    </style:style>
    <style:style style:name="P12" style:family="paragraph" style:parent-style-name="Standard" style:list-style-name="L2">
      <style:text-properties officeooo:rsid="001d7119" officeooo:paragraph-rsid="00323b47"/>
    </style:style>
    <style:style style:name="P13" style:family="paragraph" style:parent-style-name="Standard">
      <style:text-properties fo:color="#000096" officeooo:rsid="001fe709" officeooo:paragraph-rsid="001fe709"/>
    </style:style>
    <style:style style:name="P14" style:family="paragraph" style:parent-style-name="Standard">
      <style:text-properties fo:color="#000096" officeooo:rsid="001fe709" officeooo:paragraph-rsid="0027127b"/>
    </style:style>
    <style:style style:name="P15" style:family="paragraph" style:parent-style-name="Standard">
      <style:text-properties fo:color="#000096" officeooo:rsid="0027127b" officeooo:paragraph-rsid="0027127b"/>
    </style:style>
    <style:style style:name="P16" style:family="paragraph" style:parent-style-name="Standard">
      <style:text-properties fo:color="#000096" officeooo:rsid="0028c056" officeooo:paragraph-rsid="0028c056"/>
    </style:style>
    <style:style style:name="P17" style:family="paragraph" style:parent-style-name="Standard">
      <style:text-properties fo:color="#000096" officeooo:rsid="00291203" officeooo:paragraph-rsid="00291203"/>
    </style:style>
    <style:style style:name="P18" style:family="paragraph" style:parent-style-name="Standard">
      <style:text-properties fo:color="#000096" officeooo:rsid="002e22cd" officeooo:paragraph-rsid="002af42f"/>
    </style:style>
    <style:style style:name="P19" style:family="paragraph" style:parent-style-name="Standard">
      <style:text-properties officeooo:rsid="0027127b" officeooo:paragraph-rsid="0027127b"/>
    </style:style>
    <style:style style:name="P20" style:family="paragraph" style:parent-style-name="Standard">
      <style:text-properties officeooo:paragraph-rsid="001fe709"/>
    </style:style>
    <style:style style:name="P21" style:family="paragraph" style:parent-style-name="Standard">
      <style:text-properties officeooo:rsid="001fe709" officeooo:paragraph-rsid="001fe709"/>
    </style:style>
    <style:style style:name="P22" style:family="paragraph" style:parent-style-name="Standard">
      <style:text-properties officeooo:rsid="001fe709" officeooo:paragraph-rsid="0027127b"/>
    </style:style>
    <style:style style:name="P23" style:family="paragraph" style:parent-style-name="Standard" style:list-style-name="L1">
      <style:text-properties officeooo:rsid="002ba058" officeooo:paragraph-rsid="002ba058"/>
    </style:style>
    <style:style style:name="P24" style:family="paragraph" style:parent-style-name="Standard" style:list-style-name="L1">
      <style:text-properties officeooo:rsid="002e22cd" officeooo:paragraph-rsid="002e22cd"/>
    </style:style>
    <style:style style:name="P25" style:family="paragraph" style:parent-style-name="Standard" style:list-style-name="L1">
      <style:text-properties officeooo:rsid="0033d1f2" officeooo:paragraph-rsid="0033d1f2"/>
    </style:style>
    <style:style style:name="T1" style:family="text">
      <style:text-properties officeooo:rsid="00194cc4"/>
    </style:style>
    <style:style style:name="T2" style:family="text">
      <style:text-properties officeooo:rsid="001c9535"/>
    </style:style>
    <style:style style:name="T3" style:family="text">
      <style:text-properties officeooo:rsid="001e4c38"/>
    </style:style>
    <style:style style:name="T4" style:family="text">
      <style:text-properties officeooo:rsid="001fadf2"/>
    </style:style>
    <style:style style:name="T5" style:family="text">
      <style:text-properties officeooo:rsid="001fe709"/>
    </style:style>
    <style:style style:name="T6" style:family="text">
      <style:text-properties fo:color="#000000"/>
    </style:style>
    <style:style style:name="T7" style:family="text">
      <style:text-properties fo:color="#000096"/>
    </style:style>
    <style:style style:name="T8" style:family="text">
      <style:text-properties fo:color="#000096" officeooo:rsid="0027127b"/>
    </style:style>
    <style:style style:name="T9" style:family="text">
      <style:text-properties fo:color="#f5844c"/>
    </style:style>
    <style:style style:name="T10" style:family="text">
      <style:text-properties fo:color="#ff8040"/>
    </style:style>
    <style:style style:name="T11" style:family="text">
      <style:text-properties fo:color="#993300"/>
    </style:style>
    <style:style style:name="T12" style:family="text">
      <style:text-properties officeooo:rsid="0024226a"/>
    </style:style>
    <style:style style:name="T13" style:family="text">
      <style:text-properties officeooo:rsid="002e22cd"/>
    </style:style>
    <style:style style:name="T14" style:family="text">
      <style:text-properties officeooo:rsid="00323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5759859680134767376" text:style-name="L1">
        <text:list-item>
          <text:p text:style-name="P7">temas, como dinero, ayuda a los pobres, perdón, etcétera.</text:p>
        </text:list-item>
        <text:list-item>
          <text:p text:style-name="P7">referencias a otros pasajes de la Biblia</text:p>
        </text:list-item>
        <text:list-item>
          <text:p text:style-name="P7">el paralelismo entre bloques de los evangelios</text:p>
        </text:list-item>
        <text:list-item>
          <text:p text:style-name="P7">el paso del tiempo</text:p>
        </text:list-item>
        <text:list-item>
          <text:p text:style-name="P7">acciones: aspectos básicos de personajes, como si habla con Dios, si <text:span text:style-name="T1">alguien </text:span>muere, si está embarazado, <text:span text:style-name="T1">milagros, </text:span>etcétera</text:p>
        </text:list-item>
        <text:list-item>
          <text:p text:style-name="P8">colocar en q a quién se habla (por lo menos cuando se esté muy claro). Hay atributo who, pero no hay atributo towho :(</text:p>
        </text:list-item>
        <text:list-item>
          <text:p text:style-name="P9">geolocalización, <text:span text:style-name="T2">aunque esto se puede colocar directamente en el documento de ontology</text:span></text:p>
        </text:list-item>
        <text:list-item>
          <text:p text:style-name="P10">Intentar sacar relaciones entre personas a través de la información que hay codificada. Es decir, las relaciones más importantes como las familiares (marido-mujer, progenitor-hijo) deben estar marcadas por cosas como &lt;rs key=”per16”&gt;mujer de &lt;rs key=”per4”&gt;Jacob&lt;/rs&gt;&lt;/rs&gt; <text:span text:style-name="T12">o &lt;q who=”per16” corresp=”per14” type=”prayer”&gt;Mi &lt;rs key=”per109”&gt;hijo&lt;/rs&gt;&lt;/q&gt;; o &lt;rs key=”per14 per15”&gt;hijos de &lt;rs key=”per4”&gt;Jacob&lt;/rs&gt;&lt;/rs&gt;</text:span></text:p>
        </text:list-item>
        <text:list-item>
          <text:p text:style-name="P23">cambiar @corresp a @ana</text:p>
        </text:list-item>
        <text:list-item>
          <text:p text:style-name="P24">cambiar &lt;ab type=”pericope”&gt; a &lt;head&gt;</text:p>
        </text:list-item>
        <text:list-item>
          <text:p text:style-name="P24">Buscar persona más frecuente del libro y colocar su id como por defecto en who <text:span text:style-name="T14">aunque con un caracter al final o algo así para poder distinguir cosas no revisadas y cosas revisadas</text:span></text:p>
        </text:list-item>
        <text:list-item>
          <text:p text:style-name="P25">cambiar #org a #gro</text:p>
        </text:list-item>
      </text:list>
      <text:p text:style-name="P2"/>
      <text:p text:style-name="P3"/>
      <text:p text:style-name="P4">Implementar colocar &lt;q who=”” corresp=”” type=”oral”&gt; a:</text:p>
      <text:list xml:id="list7666291905014637094" text:style-name="L2">
        <text:list-item>
          <text:p text:style-name="P11"><text:s/>(dijo.<text:span text:style-name="T3">{1,50}</text:span>):)</text:p>
        </text:list-item>
        <text:list-item>
          <text:p text:style-name="P12">(dijo|respondió|diciéndole<text:span text:style-name="T4">|diciendo|dicho|contestó|replicó</text:span>)<text:span text:style-name="T14">( entonces )?</text:span>:)</text:p>
        </text:list-item>
        <text:list-item>
          <text:p text:style-name="P11"/>
        </text:list-item>
      </text:list>
      <text:p text:style-name="P6"/>
      <text:p text:style-name="P19">Colocar no solo nombres propios, también nombres comunes de personas.</text:p>
      <text:p text:style-name="P6"/>
      <text:p text:style-name="P22">Colocar persona a la que habla en estructuras similares a esta:</text:p>
      <text:p text:style-name="P22"><text:span text:style-name="T6">dijo a </text:span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</text:span><text:span text:style-name="T6">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</text:span></text:p>
      <text:p text:style-name="P22"/>
      <text:p text:style-name="P6"><text:span text:style-name="T5">Colocar persona que habla en estructuras similares a esta </text:span><text:span text:style-name="T6">dijo </text:span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:</text:span><text:span text:style-name="T6">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</text:span></text:p>
      <text:p text:style-name="P5"/>
      <text:p text:style-name="P5"><text:span text:style-name="T8">Rescatar de dentro del q la persona a la que se habla: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, 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</text:span></text:p>
      <text:p text:style-name="P5"/>
      <text:p text:style-name="P13"/>
      <text:p text:style-name="P13">Colocar referencia en estructuras similares a esta:</text:p>
      <text:p text:style-name="P5"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, &lt;rs key=”per”&gt;mujer&lt;/rs&gt; de &lt;rs key=”per4”&gt;Jacob&lt;/rs&gt;</text:span></text:p>
      <text:p text:style-name="P15">o</text:p>
      <text:p text:style-name="P14">&lt;rs<text:span text:style-name="T9"> key</text:span><text:span text:style-name="T10">=</text:span><text:span text:style-name="T11">"per135"</text:span>&gt;<text:span text:style-name="T6">Lea</text:span>&lt;/rs&gt; &lt;rs key=”per”&gt;mujer&lt;/rs&gt; de &lt;rs key=”per4”&gt;Jacob&lt;/rs&gt;</text:p>
      <text:p text:style-name="P14"/>
      <text:p text:style-name="P16">Recolocar automáticamente el fin del &lt;/rs&gt; cuando justo después aparece un preposición y luego <text:soft-page-break/>aparece un &lt;rs&gt;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4-30T17:45:09.120837408</dc:date>
    <meta:editing-duration>PT1H32M7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312" meta:character-count="2157" meta:non-whitespace-character-count="1886"/>
  </office:meta>
</office:document-meta>
</file>